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b1232" officeooo:paragraph-rsid="001b123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c7694" officeooo:paragraph-rsid="001c769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db7b4" officeooo:paragraph-rsid="001db7b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db7b4" officeooo:paragraph-rsid="00221ad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d686" officeooo:paragraph-rsid="001fd68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fd686" officeooo:paragraph-rsid="0020e4e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0882e" officeooo:paragraph-rsid="0020882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0882e" officeooo:paragraph-rsid="001fd68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0882e" officeooo:paragraph-rsid="00221ad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0882e" officeooo:paragraph-rsid="0023ea2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088bc" officeooo:paragraph-rsid="002088b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0e4e5" officeooo:paragraph-rsid="0020e4e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21ad3" officeooo:paragraph-rsid="00221ad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3ea2a" officeooo:paragraph-rsid="0025634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3ea2a" officeooo:paragraph-rsid="00259605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59605" officeooo:paragraph-rsid="0026d3d4" style:font-size-asian="14pt" style:font-size-complex="14pt"/>
    </style:style>
    <style:style style:name="P17" style:family="paragraph" style:parent-style-name="Heading_20_1">
      <style:paragraph-properties fo:line-height="150%" fo:text-align="center" style:justify-single-word="false"/>
      <style:text-properties style:font-name="Ubuntu" officeooo:rsid="00187ea4" officeooo:paragraph-rsid="00187ea4"/>
    </style:style>
    <style:style style:name="P1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9" style:family="paragraph" style:parent-style-name="Heading_20_2">
      <style:paragraph-properties fo:line-height="150%" fo:text-align="center" style:justify-single-word="false"/>
    </style:style>
    <style:style style:name="P20" style:family="paragraph" style:parent-style-name="Standard">
      <style:paragraph-properties fo:line-height="150%"/>
      <style:text-properties style:font-name="Ubuntu" fo:font-size="14pt" officeooo:rsid="0020e4e5" officeooo:paragraph-rsid="0020e4e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21ad3" officeooo:paragraph-rsid="00221ad3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3ea2a" officeooo:paragraph-rsid="0023ea2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3ea2a" officeooo:paragraph-rsid="0037e947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3ea2a" officeooo:paragraph-rsid="00389415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59605" officeooo:paragraph-rsid="00259605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59605" officeooo:paragraph-rsid="002d769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b41c9" officeooo:paragraph-rsid="002b41c9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bc142" officeooo:paragraph-rsid="002bc142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de216" officeooo:paragraph-rsid="002de216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de216" officeooo:paragraph-rsid="002dfc3d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dfc3d" officeooo:paragraph-rsid="002dfc3d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dfc3d" officeooo:paragraph-rsid="002f9e7e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f9e7e" officeooo:paragraph-rsid="0033e620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f9e7e" officeooo:paragraph-rsid="00350f87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f9e7e" officeooo:paragraph-rsid="003642aa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2fccc7" officeooo:paragraph-rsid="002fccc7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2fccc7" officeooo:paragraph-rsid="00350f87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07170" officeooo:paragraph-rsid="00307170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07170" officeooo:paragraph-rsid="00350f87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3e620" officeooo:paragraph-rsid="0033e620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64d3a" officeooo:paragraph-rsid="00364d3a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64d3a" officeooo:paragraph-rsid="0037e947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paragraph-rsid="00389415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37e947" officeooo:paragraph-rsid="0037e947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389415" officeooo:paragraph-rsid="00389415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8b7fc" officeooo:paragraph-rsid="0038b7fc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38b7fc" officeooo:paragraph-rsid="0039c162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38b7fc" officeooo:paragraph-rsid="003b91af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8b7fc" officeooo:paragraph-rsid="003c90d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38b7fc" officeooo:paragraph-rsid="003cf4a3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38b7fc" officeooo:paragraph-rsid="003e3410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3a0d69" officeooo:paragraph-rsid="003a0d69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3c90d3" officeooo:paragraph-rsid="003c90d3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3e3410" officeooo:paragraph-rsid="004027e3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3e3410" officeooo:paragraph-rsid="00411d0c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411d0c" officeooo:paragraph-rsid="004027e3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428928" officeooo:paragraph-rsid="00428928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2f9e7e" officeooo:paragraph-rsid="0033e620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8b7fc" officeooo:paragraph-rsid="0038b7fc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c90d3" officeooo:paragraph-rsid="003c90d3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e3410" officeooo:paragraph-rsid="00411d0c" fo:background-color="#dddddd" style:font-size-asian="14pt" style:font-size-complex="14pt"/>
    </style:style>
    <style:style style:name="T1" style:family="text">
      <style:text-properties officeooo:rsid="001c7694"/>
    </style:style>
    <style:style style:name="T2" style:family="text">
      <style:text-properties officeooo:rsid="001db7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e4e5" style:font-weight-asian="bold" style:font-weight-complex="bold"/>
    </style:style>
    <style:style style:name="T5" style:family="text">
      <style:text-properties fo:font-weight="bold" officeooo:rsid="00221ad3" style:font-weight-asian="bold" style:font-weight-complex="bold"/>
    </style:style>
    <style:style style:name="T6" style:family="text">
      <style:text-properties fo:font-weight="bold" officeooo:rsid="0023ea2a" style:font-weight-asian="bold" style:font-weight-complex="bold"/>
    </style:style>
    <style:style style:name="T7" style:family="text">
      <style:text-properties fo:font-weight="bold" officeooo:rsid="00259605" style:font-weight-asian="bold" style:font-weight-complex="bold"/>
    </style:style>
    <style:style style:name="T8" style:family="text">
      <style:text-properties fo:font-weight="bold" officeooo:rsid="002dfc3d" style:font-weight-asian="bold" style:font-weight-complex="bold"/>
    </style:style>
    <style:style style:name="T9" style:family="text">
      <style:text-properties fo:font-weight="bold" officeooo:rsid="0033e620" style:font-weight-asian="bold" style:font-weight-complex="bold"/>
    </style:style>
    <style:style style:name="T10" style:family="text">
      <style:text-properties fo:font-weight="bold" officeooo:rsid="00350f87" style:font-weight-asian="bold" style:font-weight-complex="bold"/>
    </style:style>
    <style:style style:name="T11" style:family="text">
      <style:text-properties fo:font-weight="bold" officeooo:rsid="0037e947" style:font-weight-asian="bold" style:font-weight-complex="bold"/>
    </style:style>
    <style:style style:name="T12" style:family="text">
      <style:text-properties fo:font-weight="bold" officeooo:rsid="003b85c2" style:font-weight-asian="bold" style:font-weight-complex="bold"/>
    </style:style>
    <style:style style:name="T13" style:family="text">
      <style:text-properties fo:font-weight="bold" officeooo:rsid="003c90d3" style:font-weight-asian="bold" style:font-weight-complex="bold"/>
    </style:style>
    <style:style style:name="T14" style:family="text">
      <style:text-properties fo:font-weight="bold" officeooo:rsid="003cf4a3" style:font-weight-asian="bold" style:font-weight-complex="bold"/>
    </style:style>
    <style:style style:name="T15" style:family="text">
      <style:text-properties fo:font-weight="bold" officeooo:rsid="003e3410" style:font-weight-asian="bold" style:font-weight-complex="bold"/>
    </style:style>
    <style:style style:name="T16" style:family="text">
      <style:text-properties officeooo:rsid="0020e4e5"/>
    </style:style>
    <style:style style:name="T17" style:family="text">
      <style:text-properties fo:background-color="#dddddd" loext:char-shading-value="0"/>
    </style:style>
    <style:style style:name="T18" style:family="text">
      <style:text-properties officeooo:rsid="00221ad3" fo:background-color="#dddddd" loext:char-shading-value="0"/>
    </style:style>
    <style:style style:name="T19" style:family="text">
      <style:text-properties officeooo:rsid="00259605" fo:background-color="#dddddd" loext:char-shading-value="0"/>
    </style:style>
    <style:style style:name="T20" style:family="text">
      <style:text-properties fo:background-color="#dddddd" loext:char-shading-value="0"/>
    </style:style>
    <style:style style:name="T21" style:family="text">
      <style:text-properties officeooo:rsid="002de216" fo:background-color="#dddddd" loext:char-shading-value="0"/>
    </style:style>
    <style:style style:name="T22" style:family="text">
      <style:text-properties officeooo:rsid="002f9e7e" fo:background-color="#dddddd" loext:char-shading-value="0"/>
    </style:style>
    <style:style style:name="T23" style:family="text">
      <style:text-properties officeooo:rsid="00307170" fo:background-color="#dddddd" loext:char-shading-value="0"/>
    </style:style>
    <style:style style:name="T24" style:family="text">
      <style:text-properties officeooo:rsid="0033e620" fo:background-color="#dddddd" loext:char-shading-value="0"/>
    </style:style>
    <style:style style:name="T25" style:family="text">
      <style:text-properties officeooo:rsid="00350f87" fo:background-color="#dddddd" loext:char-shading-value="0"/>
    </style:style>
    <style:style style:name="T26" style:family="text">
      <style:text-properties officeooo:rsid="002fccc7" fo:background-color="#dddddd" loext:char-shading-value="0"/>
    </style:style>
    <style:style style:name="T27" style:family="text">
      <style:text-properties officeooo:rsid="003b85c2" fo:background-color="#dddddd" loext:char-shading-value="0"/>
    </style:style>
    <style:style style:name="T28" style:family="text">
      <style:text-properties officeooo:rsid="003c90d3" fo:background-color="#dddddd" loext:char-shading-value="0"/>
    </style:style>
    <style:style style:name="T29" style:family="text">
      <style:text-properties officeooo:rsid="003cf4a3" fo:background-color="#dddddd" loext:char-shading-value="0"/>
    </style:style>
    <style:style style:name="T30" style:family="text">
      <style:text-properties officeooo:rsid="003e3410" fo:background-color="#dddddd" loext:char-shading-value="0"/>
    </style:style>
    <style:style style:name="T31" style:family="text">
      <style:text-properties officeooo:rsid="00428928" fo:background-color="#dddddd" loext:char-shading-value="0"/>
    </style:style>
    <style:style style:name="T32" style:family="text">
      <style:text-properties officeooo:rsid="00428928" fo:background-color="#dddddd" loext:char-shading-value="0"/>
    </style:style>
    <style:style style:name="T33" style:family="text">
      <style:text-properties officeooo:rsid="00221ad3"/>
    </style:style>
    <style:style style:name="T34" style:family="text">
      <style:text-properties fo:color="#000000" loext:opacity="100%" style:text-underline-style="none" fo:background-color="#dddddd" loext:char-shading-value="0"/>
    </style:style>
    <style:style style:name="T35" style:family="text">
      <style:text-properties fo:color="#000000" loext:opacity="100%" style:text-underline-style="none" officeooo:rsid="00221ad3" fo:background-color="#dddddd" loext:char-shading-value="0"/>
    </style:style>
    <style:style style:name="T36" style:family="text">
      <style:text-properties fo:color="#000000" loext:opacity="100%" style:text-line-through-style="none" style:text-line-through-type="none" style:text-underline-style="none" officeooo:rsid="00221ad3" fo:background-color="#dddddd" loext:char-shading-value="0"/>
    </style:style>
    <style:style style:name="T37" style:family="text">
      <style:text-properties officeooo:rsid="0023ea2a"/>
    </style:style>
    <style:style style:name="T38" style:family="text">
      <style:text-properties officeooo:rsid="00256343"/>
    </style:style>
    <style:style style:name="T39" style:family="text">
      <style:text-properties officeooo:rsid="00259605"/>
    </style:style>
    <style:style style:name="T40" style:family="text">
      <style:text-properties officeooo:rsid="002d769d"/>
    </style:style>
    <style:style style:name="T41" style:family="text">
      <style:text-properties officeooo:rsid="002de216"/>
    </style:style>
    <style:style style:name="T42" style:family="text">
      <style:text-properties officeooo:rsid="002dfc3d"/>
    </style:style>
    <style:style style:name="T43" style:family="text">
      <style:text-properties officeooo:rsid="002f9e7e"/>
    </style:style>
    <style:style style:name="T44" style:family="text">
      <style:text-properties officeooo:rsid="002fccc7"/>
    </style:style>
    <style:style style:name="T45" style:family="text">
      <style:text-properties officeooo:rsid="00307170"/>
    </style:style>
    <style:style style:name="T46" style:family="text">
      <style:text-properties officeooo:rsid="0033e620"/>
    </style:style>
    <style:style style:name="T47" style:family="text">
      <style:text-properties officeooo:rsid="00350f87"/>
    </style:style>
    <style:style style:name="T48" style:family="text">
      <style:text-properties officeooo:rsid="00307170" fo:background-color="transparent" loext:char-shading-value="0"/>
    </style:style>
    <style:style style:name="T49" style:family="text">
      <style:text-properties officeooo:rsid="0033e620" fo:background-color="transparent" loext:char-shading-value="0"/>
    </style:style>
    <style:style style:name="T50" style:family="text">
      <style:text-properties officeooo:rsid="003e3410" fo:background-color="transparent" loext:char-shading-value="0"/>
    </style:style>
    <style:style style:name="T51" style:family="text">
      <style:text-properties officeooo:rsid="003642aa"/>
    </style:style>
    <style:style style:name="T52" style:family="text">
      <style:text-properties officeooo:rsid="0037e947"/>
    </style:style>
    <style:style style:name="T53" style:family="text">
      <style:text-properties fo:font-weight="normal" officeooo:rsid="0037e947" style:font-weight-asian="normal" style:font-weight-complex="normal"/>
    </style:style>
    <style:style style:name="T54" style:family="text">
      <style:text-properties fo:font-weight="normal" officeooo:rsid="00389415" style:font-weight-asian="normal" style:font-weight-complex="normal"/>
    </style:style>
    <style:style style:name="T55" style:family="text">
      <style:text-properties fo:font-weight="normal" fo:background-color="#dddddd" loext:char-shading-value="0" style:font-weight-asian="normal" style:font-weight-complex="normal"/>
    </style:style>
    <style:style style:name="T56" style:family="text">
      <style:text-properties officeooo:rsid="00389415"/>
    </style:style>
    <style:style style:name="T57" style:family="text">
      <style:text-properties officeooo:rsid="0039c162"/>
    </style:style>
    <style:style style:name="T58" style:family="text">
      <style:text-properties officeooo:rsid="003a0d69"/>
    </style:style>
    <style:style style:name="T59" style:family="text">
      <style:text-properties officeooo:rsid="003b85c2"/>
    </style:style>
    <style:style style:name="T60" style:family="text">
      <style:text-properties officeooo:rsid="003b91af"/>
    </style:style>
    <style:style style:name="T61" style:family="text">
      <style:text-properties officeooo:rsid="003c90d3"/>
    </style:style>
    <style:style style:name="T62" style:family="text">
      <style:text-properties officeooo:rsid="003cf4a3"/>
    </style:style>
    <style:style style:name="T63" style:family="text">
      <style:text-properties officeooo:rsid="003e3410"/>
    </style:style>
    <style:style style:name="T64" style:family="text">
      <style:text-properties officeooo:rsid="004027e3"/>
    </style:style>
    <style:style style:name="T65" style:family="text">
      <style:text-properties officeooo:rsid="004289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Curso SVG</text:h>
      <text:p text:style-name="P1">SVG é uma imagem vetorial no formato XML que suporta interatividade e animações. Imagens vetoriais são imagens formadas através de coordenadas de pontos x e y que se ligam formando desenhos, permitindo o aumento e diminuição sem perca de qualidade.</text:p>
      <text:p text:style-name="P1"/>
      <text:p text:style-name="P1">Vetores são a-dimensional, ou seja, não possuem uma dimensão baseada em unidades de medida (px, cm etc.). Um vetor pode ser tanto do tamanho de um pequeno pixel, quanto do tamanho de uma grande parede.</text:p>
      <text:p text:style-name="P1"/>
      <text:p text:style-name="P1">O XML é uma estrutura antiga que possui tags (muito similar ao HTML) <text:span text:style-name="T1">e foi escolhido para vetoriais por ser uma linguagem de facil entendimento humano.</text:span></text:p>
      <text:h text:style-name="P18" text:outline-level="2">Quando Usar</text:h>
      <text:p text:style-name="P2">O SVG deve ser usado quando os icones forem mais simples, com poucos detalhes e efeitos. Quando um SVG for muito complexo, com muitas sombras, luzes e formas será preciso testa-lo para ver se valerá apena pois o arquivo pode ficar muito pesado, perdendo assim uma de suas usabilidades.</text:p>
      <text:p text:style-name="P2">Outro lugar que não faz sentido usa-lo é em imagens normais, ao invés disso é melhor usar jpeg ou png. É preciso analisar qual formato terá o melhor uso (svg, jpeg ou png).</text:p>
      <text:h text:style-name="P18" text:outline-level="2">Como Criar</text:h>
      <text:p text:style-name="P2">É possível criar SVGs usando ferramentas <text:span text:style-name="T2">como illustrator, sketch ou inkscape que são mais voltados para o design, ou fazer na mão usando codigo (com HTML, Css e Javascript), que é mais voltado para o desenvolvimento.</text:span></text:p>
      <text:p text:style-name="P2"/>
      <text:h text:style-name="P18" text:outline-level="2"><text:soft-page-break/>Onde Baixar</text:h>
      <text:p text:style-name="P3">É possível baixar usando bancos de imagens, como shutter stock, vecteezy e svgcuts. Usando bancos de icones, como icomoon, iconmonstr, material design icons, iconic, flaticon e the noun project. E tambem é possível baixar patterns (padrões) no plain pattern, trianglify, SVGeneration, pattern bold e gerstnerizer.</text:p>
      <text:h text:style-name="P18" text:outline-level="2">Como Usar</text:h>
      <text:p text:style-name="P12"><text:span text:style-name="T3">Tag img –</text:span> Vai utilizar o SVG como se fosse uma imagem normal, com a tag &lt;img&gt;. Que apesar de ainda garantir a qualidade da imagem para qualquer tela, não vai possuir os beneficios que o svg traz.</text:p>
      <text:p text:style-name="P12"><text:s text:c="5"/><text:span text:style-name="T3">Sintaxe:</text:span> <text:span text:style-name="T17">&lt;img src=”caminho” alt=” “&gt; </text:span></text:p>
      <text:p text:style-name="P6"><text:s text:c="5"/><text:span text:style-name="T4">Vantagens:</text:span><text:span text:style-name="T16"> Não precisar fazer uma requisição toda vez que o site é </text:span></text:p>
      <text:p text:style-name="P12"><text:s text:c="5"/>carregado.</text:p>
      <text:p text:style-name="P6"><text:s text:c="5"/><text:span text:style-name="T4">Desvantagens:</text:span><text:span text:style-name="T16"> Não possui interação com css, sem edição no DOM, </text:span></text:p>
      <text:p text:style-name="P12"><text:s text:c="5"/>animações só funcionam se estiverem dentro do SVG (arquivo ou &lt;svg&gt;).</text:p>
      <text:p text:style-name="P5"/>
      <text:p text:style-name="P12"><text:span text:style-name="T3">background-image –</text:span> É exatamente igual ao uso da tag &lt;img&gt;, a única diferença será a sintaxe.</text:p>
      <text:p text:style-name="P12"><text:span text:style-name="T3"><text:s text:c="5"/>Sintaxe:</text:span> <text:span text:style-name="T18">background-image: url( ); </text:span></text:p>
      <text:p text:style-name="P5"/>
      <text:p text:style-name="P13"><text:span text:style-name="T3">iframe / object / embed –</text:span> O uso é parecido com o de uma tag &lt;img&gt;, só que possuem mais defeitos.</text:p>
      <text:p text:style-name="P13"><text:s text:c="5"/><text:span text:style-name="T3">Sintaxe:</text:span> <text:span text:style-name="T17">&lt;iframe src=”caminho” frameborder=” “ &gt; &lt;/iframe&gt; </text:span></text:p>
      <text:p text:style-name="P5"><text:s text:c="22"/><text:span text:style-name="T17">&lt;</text:span><text:span text:style-name="T18">object data=”caminho” type=” “</text:span><text:span text:style-name="T17">&gt; &lt;/</text:span><text:span text:style-name="T18">object</text:span><text:span text:style-name="T17">&gt; </text:span></text:p>
      <text:p text:style-name="P8"><text:s text:c="22"/><text:span text:style-name="T17">&lt;</text:span><text:span text:style-name="T18">embed src=”caminho” type=” “</text:span><text:span text:style-name="T17">&gt; </text:span></text:p>
      <text:p text:style-name="P4"><text:s text:c="5"/><text:span text:style-name="T5">Desvantagens:</text:span><text:span text:style-name="T33"> Possuem varias diferenças de um browser para o outro, <text:s/></text:span></text:p>
      <text:p text:style-name="P13"><text:s text:c="5"/>possuem muita lentidão e não permitem muitas edições.</text:p>
      <text:p text:style-name="P3"/>
      <text:p text:style-name="P7"/>
      <text:p text:style-name="P13"><text:soft-page-break/><text:span text:style-name="T3">Data-uri –</text:span> É a pior forma de uso do SVG. Pode ser usado com a tag &lt;img&gt; ou com o background-image.</text:p>
      <text:p text:style-name="P13"><text:s text:c="5"/><text:span text:style-name="T3">Sintaxe:</text:span> <text:span text:style-name="T17">&lt;img src=”</text:span><text:a xlink:type="simple" xlink:href="data:caminho;base64,desenho" text:style-name="Internet_20_link" text:visited-style-name="Visited_20_Internet_20_Link"><text:span text:style-name="T34">data:caminho;base64,desenho</text:span></text:a><text:span text:style-name="T17">” alt=” “&gt; </text:span></text:p>
      <text:p text:style-name="P9"><text:s text:c="22"/><text:span text:style-name="T35">background-color: url(”</text:span><text:a xlink:type="simple" xlink:href="data:caminho;base64,desenho" text:style-name="Internet_20_link" text:visited-style-name="Visited_20_Internet_20_Link"><text:span text:style-name="T36">data:caminho;base64,desenho</text:span></text:a><text:span text:style-name="T35">”); </text:span></text:p>
      <text:p text:style-name="P10"><text:s text:c="5"/><text:span text:style-name="T6">Desvantagens:</text:span><text:span text:style-name="T37"> Precisa de uma requisição toda vez que o site é </text:span></text:p>
      <text:p text:style-name="P22"><text:s text:c="5"/>carregado, não possui interação com css, não possui edição no DOM e o </text:p>
      <text:p text:style-name="P22"><text:s text:c="5"/>tamanho pode ser maior que o normal.</text:p>
      <text:p text:style-name="P11"/>
      <text:p text:style-name="P14"><text:span text:style-name="T3">SVG Inline –</text:span> <text:span text:style-name="T38">É uma das melhores formas utilizadas. Todo o desenho/codigo será feito dentro de uma tag &lt;svg&gt;, junto de atributos e propriedades css para estilizar, animar, alterar, formar e interagir. É a forma que permite a maior gama de trabalho e beneficios de um SVG, já que é possível fazer o que quiser.</text:span></text:p>
      <text:p text:style-name="P14"><text:s text:c="5"/><text:span text:style-name="T7">Sintaxe -</text:span><text:span text:style-name="T39"> </text:span><text:span text:style-name="T19">&lt;svg&gt; &lt;/svg&gt; </text:span></text:p>
      <text:p text:style-name="P15"><text:s text:c="5"/><text:span text:style-name="T7">Vantagens -</text:span><text:span text:style-name="T39"> Permite edição no DOM, permite animações e interações </text:span></text:p>
      <text:p text:style-name="P25"><text:s text:c="5"/>com css e não possui requests HTTP adicionais.</text:p>
      <text:p text:style-name="P15"><text:s text:c="5"/><text:span text:style-name="T7">Desvantagens -</text:span><text:span text:style-name="T39"> É preciso chama-lo toda vez que o site é carregado.</text:span></text:p>
      <text:p text:style-name="P16"><text:span text:style-name="T3"><text:s text:c="5"/>Obs:</text:span> É inline pois é inserido diretamente em um arquivo/pagina HTML, </text:p>
      <text:p text:style-name="P16"><text:s text:c="5"/>porêm também é possível ser mantido em uma arquivo externo e </text:p>
      <text:p text:style-name="P16"><text:s text:c="5"/>referenciado quando necessario, ou seja, fazer um sprite do lado de fora </text:p>
      <text:p text:style-name="P26"><text:s text:c="5"/>e chamar do lado de dentro. <text:span text:style-name="T40">P</text:span>ode <text:span text:style-name="T40">tambem</text:span> ser inserido utilizando </text:p>
      <text:p text:style-name="P26"><text:s text:c="5"/>tencologias backend (php, ruby) através de um include.</text:p>
      <text:h text:style-name="P18" text:outline-level="2">Plano Cartesiano</text:h>
      <text:p text:style-name="P27">É constituido em dois eixos principais, o x (horizontal), que define a largura e a distancia/posição dos elementos no seu eixo (x) e o y (vertical), que define a altura e a distancia/posição dos elementos no seu eixo (y).</text:p>
      <text:p text:style-name="P27"/>
      <text:p text:style-name="P27"/>
      <text:p text:style-name="P27"/>
      <text:h text:style-name="P18" text:outline-level="2"><text:soft-page-break/>Estrutura do SVG</text:h>
      <text:p text:style-name="P27">É como se fosse um novo HTML, com novas tags para poder aprender.</text:p>
      <text:p text:style-name="P27"/>
      <text:p text:style-name="P28"><text:span text:style-name="T3">svg -</text:span> É a tag principal, tudo o que estiver dentro dela será interpretado como um desenho vetorial: <text:span text:style-name="T20">&lt;svg&gt; &lt;/svg&gt; </text:span></text:p>
      <text:p text:style-name="P27"/>
      <text:p text:style-name="P28"><text:span text:style-name="T3">viewport -</text:span> <text:span text:style-name="T40">É o espaço/area que o elemento svg ocupa. Basicamente o svg precisa ter uma largura e altura (width e height) que vai comportar todo o desenho vetorial, essa largura e altura é a viewport. É o espaço definido para o desenho ocupar: </text:span><text:span text:style-name="T21">width=” “ </text:span><text:span text:style-name="T41">, </text:span><text:span text:style-name="T21">height=” “ </text:span></text:p>
      <text:p text:style-name="P28"/>
      <text:p text:style-name="P29"><text:span text:style-name="T3">viewBox -</text:span> É um atributo HTML usado no svg que representa/<text:span text:style-name="T42">define</text:span> <text:span text:style-name="T42">a posição e a dimensão da parte visivel/da tela que o elemento &lt;svg&gt; esta ocupando: </text:span><text:span text:style-name="T22">viewBox=”v1 v2 v3 v4“ </text:span></text:p>
      <text:p text:style-name="P30"><text:s text:c="5"/><text:span text:style-name="T8">Valor 1:</text:span><text:span text:style-name="T42"> Define o eixo x, ou seja, controla a posição horizontal da tela.</text:span></text:p>
      <text:p text:style-name="P30"><text:span text:style-name="T42"><text:s text:c="5"/></text:span><text:span text:style-name="T8">Valor 2:</text:span><text:span text:style-name="T42"> Define o eixo y, ou seja, controla a posição vertical da tela.</text:span></text:p>
      <text:p text:style-name="P32"><text:s text:c="5"/><text:span text:style-name="T3">Valor 3:</text:span> Define o tamanho/a resolução minima de x (largura/width), ou <text:s/></text:p>
      <text:p text:style-name="P32"><text:s text:c="5"/>seja, controla a dimensão da tela, quanto maior mais componentes </text:p>
      <text:p text:style-name="P32"><text:s text:c="5"/>podem ocupar o espaço/<text:span text:style-name="T43">a tela</text:span> e menor eles ficam (zoom out), <text:span text:style-name="T43">quanto </text:span></text:p>
      <text:p text:style-name="P32"><text:span text:style-name="T43"><text:s text:c="5"/>menor menos componentes podem ocupar o espaço/a tela e maior eles </text:span></text:p>
      <text:p text:style-name="P32"><text:span text:style-name="T43"><text:s text:c="5"/>ficam (zoom in).</text:span></text:p>
      <text:p text:style-name="P32"><text:s text:c="5"/><text:span text:style-name="T3">Valor 4:</text:span> Define o tamanho/a resolução minima de y (altura/height), ou </text:p>
      <text:p text:style-name="P32"><text:s text:c="5"/>seja, <text:span text:style-name="T43">Faz a mesma coisa que o valor 3 só que no sentido vertical.</text:span></text:p>
      <text:p text:style-name="P31"/>
      <text:p text:style-name="P33"><text:span text:style-name="T9">p</text:span><text:span text:style-name="T3">reserveAspectRation - </text:span>É responsavel por preservar o aspecto da imagem, se a altura ou largura será preservada para não distorcer ou se um pedaço dela será cortad<text:span text:style-name="T46">a</text:span> de acordo com a viewport. É parecido com o background-size do css que utiliza os valores cover e contain. <text:span text:style-name="T44">Os valores sempre serão separados com o eixo x (largura) e o eixo y (altura): </text:span></text:p>
      <text:p text:style-name="P58"><text:span text:style-name="T46">preserveAspectRation=”v1 v2“ </text:span></text:p>
      <text:p text:style-name="P40"><text:soft-page-break/><text:s text:c="5"/><text:span text:style-name="T3">none:</text:span> Não irá preservar a dimensão/aspecto da imagem.</text:p>
      <text:p text:style-name="P40"><text:s text:c="5"/><text:span text:style-name="T3">xMin:</text:span> Faz o elemento começar no menor valor X da viewport, ou seja, o </text:p>
      <text:p text:style-name="P40"><text:s text:c="5"/>eixo X do elemento vai começar no minimo (0%) (left).</text:p>
      <text:p text:style-name="P33"><text:s text:c="5"/><text:span text:style-name="T9">xMid:</text:span><text:span text:style-name="T46"> Faz o elemento começar no valor do meio do X da viewport, ou </text:span></text:p>
      <text:p text:style-name="P33"><text:span text:style-name="T46"><text:s text:c="5"/>seja, o eixo X do elemento vai começar no meio (50%) (middle).</text:span></text:p>
      <text:p text:style-name="P33"><text:s text:c="5"/><text:span text:style-name="T9">xMax:</text:span><text:span text:style-name="T46"> Faz o elemento começar no maior valor X da viewport, ou seja, o </text:span></text:p>
      <text:p text:style-name="P33"><text:span text:style-name="T46"><text:s text:c="5"/>eixo X do elemento vai começar no maximo (100%) (right).</text:span></text:p>
      <text:p text:style-name="P34"><text:s text:c="5"/><text:span text:style-name="T10">YMin:</text:span><text:span text:style-name="T47"> Faz </text:span><text:span text:style-name="T46">o elemento</text:span><text:span text:style-name="T47"> começar no menor valor Y da viewport, ou seja, o </text:span></text:p>
      <text:p text:style-name="P34"><text:span text:style-name="T47"><text:s text:c="5"/>eixo Y d</text:span><text:span text:style-name="T46">o elemento </text:span><text:span text:style-name="T47">vai começar no minimo (0%) (top).</text:span></text:p>
      <text:p text:style-name="P34"><text:s text:c="5"/><text:span text:style-name="T10">YMid:</text:span><text:span text:style-name="T47"> Faz o elemento começar no valor do meio do Y da viewport, ou </text:span></text:p>
      <text:p text:style-name="P34"><text:span text:style-name="T47"><text:s text:c="5"/>seja, o eixo Y do elemento vai começar no meio (50%) (middle).</text:span></text:p>
      <text:p text:style-name="P34"><text:s text:c="5"/><text:span text:style-name="T10">YMax:</text:span><text:span text:style-name="T47"> Faz o elemento começar no maior valor Y da viewport, ou seja, o </text:span></text:p>
      <text:p text:style-name="P34"><text:span text:style-name="T47"><text:s text:c="5"/>eixo Y do elemento vai começar no maximo (100%) (bottom).</text:span></text:p>
      <text:p text:style-name="P34"><text:s text:c="5"/><text:span text:style-name="T10">meet:</text:span><text:span text:style-name="T47"> </text:span><text:span text:style-name="T51">Cobre o maximo da viewport sem causar distorção.</text:span></text:p>
      <text:p text:style-name="P35"><text:s text:c="5"/><text:span text:style-name="T10">slice:</text:span><text:span text:style-name="T47"> </text:span><text:span text:style-name="T51">Permite o viewport cortar a imagem para cobrir o maximo dela, ou </text:span></text:p>
      <text:p text:style-name="P35"><text:span text:style-name="T51"><text:s text:c="5"/>seja, permite apresentar uma imagem cortada para cobrir o maximo da </text:span></text:p>
      <text:p text:style-name="P35"><text:span text:style-name="T51"><text:s text:c="5"/>viewport.</text:span></text:p>
      <text:p text:style-name="P37"><text:s text:c="5"/><text:span text:style-name="T10">Combinações:</text:span><text:span text:style-name="T47"> </text:span><text:span text:style-name="T23">xMinYMin </text:span><text:span text:style-name="T45">, </text:span><text:span text:style-name="T23">xMidYMin </text:span><text:span text:style-name="T45">, </text:span><text:span text:style-name="T23">xMaxYMin </text:span><text:span text:style-name="T45">, </text:span><text:span text:style-name="T23">xMinYmid </text:span><text:span text:style-name="T45">, </text:span><text:span text:style-name="T23">xMidYMid </text:span><text:span text:style-name="T45">, </text:span></text:p>
      <text:p text:style-name="P37"><text:span text:style-name="T48"><text:s text:c="5"/></text:span><text:span text:style-name="T23">xMaxYmid </text:span><text:span text:style-name="T45">, </text:span><text:span text:style-name="T23">xMinYMax </text:span><text:span text:style-name="T45">, </text:span><text:span text:style-name="T23">xMidYMax </text:span><text:span text:style-name="T45">, </text:span><text:span text:style-name="T23">xMaxYMax </text:span><text:span text:style-name="T45">.</text:span></text:p>
      <text:p text:style-name="P39"><text:s text:c="5"/><text:span text:style-name="T10">Ex:</text:span><text:span text:style-name="T47"> </text:span><text:span text:style-name="T24">preserveAspectRation=”</text:span><text:span text:style-name="T25">xMinYMin</text:span><text:span text:style-name="T24"> </text:span><text:span text:style-name="T25">meet</text:span><text:span text:style-name="T24">“ </text:span><text:span text:style-name="T49">, <text:s text:c="2"/></text:span></text:p>
      <text:p text:style-name="P39"><text:span text:style-name="T49"><text:s text:c="12"/></text:span><text:span text:style-name="T24">preserveAspectRation=”</text:span><text:span text:style-name="T25">xMidYMax</text:span><text:span text:style-name="T24"> </text:span><text:span text:style-name="T25">slice</text:span><text:span text:style-name="T24">“ </text:span></text:p>
      <text:p text:style-name="P38"><text:s text:c="5"/><text:span text:style-name="T10">Obs:</text:span><text:span text:style-name="T47"> Conforme o viewport do svg é alterado, o slice tambem é.</text:span></text:p>
      <text:p text:style-name="P38"><text:s text:c="15"/><text:span text:style-name="T47">Corte horizontal trabalha com X e corte vertical trabalha com Y.</text:span></text:p>
      <text:h text:style-name="P19" text:outline-level="2">Formas Básicas do SVG</text:h>
      <text:p text:style-name="P42"><text:span text:style-name="T3">rect -</text:span> Faz o retangulo: <text:span text:style-name="T26">&lt;</text:span><text:span text:style-name="T20">rect x=” “ y=” “ width=” “ height=” “ /&gt; </text:span></text:p>
      <text:p text:style-name="P41"><text:s text:c="5"/><text:span text:style-name="T3">x:</text:span> Posição horizontal (eixo X/left) que irá começar/ficar.</text:p>
      <text:p text:style-name="P41"><text:s text:c="5"/><text:span text:style-name="T3">y:</text:span> Posição vertical (eixo Y/top) que irá começar/ficar.</text:p>
      <text:p text:style-name="P36"><text:s text:c="5"/><text:span text:style-name="T11">width:</text:span><text:span text:style-name="T52"> Largura do retangulo.</text:span></text:p>
      <text:p text:style-name="P36"><text:s text:c="5"/><text:span text:style-name="T11">height:</text:span><text:span text:style-name="T52"> Altura do retangulo.</text:span></text:p>
      <text:p text:style-name="P44"><text:soft-page-break/><text:span text:style-name="T3">circle -</text:span> Faz um circulo: <text:span text:style-name="T55">&lt;circle r=” “ cx=” “ cy=” “ /&gt; </text:span></text:p>
      <text:p text:style-name="P24"><text:s text:c="5"/><text:span text:style-name="T11">r:</text:span><text:span text:style-name="T52"> Define o raio do circulo (o tamanho requerido é sempre à metade, </text:span><text:span text:style-name="T56">já </text:span></text:p>
      <text:p text:style-name="P24"><text:span text:style-name="T56"><text:s text:c="5"/>que </text:span><text:span text:style-name="T52">o raio é basicamente a junção do width e height).</text:span></text:p>
      <text:p text:style-name="P23"><text:s text:c="5"/><text:span text:style-name="T11">cx: </text:span><text:span text:style-name="T53">Define o centro </text:span><text:span text:style-name="T54">d</text:span><text:span text:style-name="T53">o eixo X, ou seja, define a posição horizontal (left) </text:span></text:p>
      <text:p text:style-name="P23"><text:span text:style-name="T53"><text:s text:c="5"/>do centro (do circulo).</text:span></text:p>
      <text:p text:style-name="P43"><text:s text:c="5"/><text:span text:style-name="T11">cy:</text:span><text:span text:style-name="T52"> Define o centro </text:span><text:span text:style-name="T56">do eixo Y, ou seja, define a posição vertical (top) do </text:span></text:p>
      <text:p text:style-name="P43"><text:span text:style-name="T56"><text:s text:c="5"/>centro (do circulo).</text:span></text:p>
      <text:p text:style-name="P13"/>
      <text:p text:style-name="P45"><text:span text:style-name="T3">ellipse -</text:span> Faz uma ellipse (um circulo oval). É parecida com o “circle”, a única diferença é que uma ellipse possui dois centros, ou seja, dois valores de raio:</text:p>
      <text:p text:style-name="P59">&lt;ellipse rx=” “ ry=” “ <text:span text:style-name="T57">cx=” “ cy=” “</text:span> /&gt; </text:p>
      <text:p text:style-name="P47"><text:s text:c="5"/><text:span text:style-name="T3">rx:</text:span> Define o raio <text:span text:style-name="T58">d</text:span>o eixo X, ou seja, define o raio horizontal <text:span text:style-name="T57">(width)</text:span>, <text:span text:style-name="T57">faz </text:span></text:p>
      <text:p text:style-name="P47"><text:span text:style-name="T57"><text:s text:c="5"/>ele ficar mais gor</text:span><text:span text:style-name="T58">do</text:span><text:span text:style-name="T57">.</text:span></text:p>
      <text:p text:style-name="P47"><text:s text:c="5"/><text:span text:style-name="T3">ry:</text:span> <text:span text:style-name="T57">Define o raio </text:span><text:span text:style-name="T58">d</text:span><text:span text:style-name="T57">o eixo Y, ou seja, define o raio vertical (height), faz ele </text:span></text:p>
      <text:p text:style-name="P47"><text:span text:style-name="T57"><text:s text:c="5"/>ficar mais alto.</text:span></text:p>
      <text:p text:style-name="P46"/>
      <text:p text:style-name="P52"><text:span text:style-name="T3">line -</text:span> <text:span text:style-name="T59">Faz uma linha. É preciso </text:span><text:span text:style-name="T60">definir dois pontos, esse pontos vão ser responsaveis por fazer a ligação de um com o outro para formar uma reta</text:span><text:span text:style-name="T59">: </text:span><text:span text:style-name="T27">&lt;line x1=” “ y1=” “ x2=” “ y2=” “ </text:span><text:span text:style-name="T28">stroke=” “ stroke-width=” “</text:span><text:span text:style-name="T27"> /&gt; </text:span></text:p>
      <text:p text:style-name="P48"><text:s text:c="5"/><text:span text:style-name="T12">x1:</text:span><text:span text:style-name="T59"> Define a posição </text:span><text:span text:style-name="T61">d</text:span><text:span text:style-name="T59">o eixo X do primeiro ponto da linha, </text:span><text:span text:style-name="T60">ou seja, define </text:span></text:p>
      <text:p text:style-name="P48"><text:span text:style-name="T60"><text:s text:c="5"/>a posição horizontal (left) do primeiro ponto.</text:span></text:p>
      <text:p text:style-name="P48"><text:s text:c="5"/><text:span text:style-name="T12">y1:</text:span><text:span text:style-name="T59"> </text:span><text:span text:style-name="T60">Define a posição </text:span><text:span text:style-name="T61">d</text:span><text:span text:style-name="T60">o eixo Y do primeiro ponto da linha, ou seja, define </text:span></text:p>
      <text:p text:style-name="P48"><text:s text:c="5"/><text:span text:style-name="T60">a posição vertical (top) do primeiro ponto.</text:span></text:p>
      <text:p text:style-name="P49"><text:s text:c="5"/><text:span text:style-name="T12">x2:</text:span><text:span text:style-name="T59"> </text:span><text:span text:style-name="T61">Define a posição do eixo X do segundo ponto da linha, ou seja, define </text:span></text:p>
      <text:p text:style-name="P49"><text:span text:style-name="T61"><text:s text:c="5"/>a posição vertical (left) do segundo ponto.</text:span></text:p>
      <text:p text:style-name="P49"><text:s text:c="5"/><text:span text:style-name="T12">y2:</text:span><text:span text:style-name="T59"> </text:span><text:span text:style-name="T61">Define a posição do eixo Y do segundo ponto da linha, ou seja, define </text:span></text:p>
      <text:p text:style-name="P49"><text:span text:style-name="T61"><text:s text:c="5"/>a posição vertical (top) do segundo ponto.</text:span></text:p>
      <text:p text:style-name="P49"><text:s text:c="5"/><text:span text:style-name="T13">stroke:</text:span><text:span text:style-name="T61"> Define a cor da linha/do traço/do elemento.</text:span></text:p>
      <text:p text:style-name="P49"><text:s text:c="5"/><text:span text:style-name="T13">stroke-width:</text:span><text:span text:style-name="T61"> Define a largura (width) da linha/do traço/do elemento.</text:span></text:p>
      <text:p text:style-name="P46"/>
      <text:p text:style-name="P53"><text:soft-page-break/><text:span text:style-name="T3">polyline</text:span> - Define um conjunto de linhas apartir de vários pontos: </text:p>
      <text:p text:style-name="P60">&lt;<text:span text:style-name="T62">polyline points=” “ stroke=” “ stroke-width=” “ /</text:span>&gt; </text:p>
      <text:p text:style-name="P50"><text:s text:c="5"/><text:span text:style-name="T14">points:</text:span><text:span text:style-name="T62"> É onde a coordenada/posição dos pontos são passadas. Cada </text:span></text:p>
      <text:p text:style-name="P50"><text:span text:style-name="T62"><text:s text:c="5"/>ponto é separado por um espaço em branco e as posições x, y são </text:span></text:p>
      <text:p text:style-name="P50"><text:span text:style-name="T62"><text:s text:c="5"/>separadas por virgulas: </text:span><text:span text:style-name="T29">points=”x,y x,y” </text:span><text:span text:style-name="T62">.</text:span></text:p>
      <text:p text:style-name="P51"><text:s text:c="5"/><text:span text:style-name="T15">Obs:</text:span><text:span text:style-name="T63"> Como ele preenche também a ligação das linhas, caso seja </text:span></text:p>
      <text:p text:style-name="P51"><text:span text:style-name="T63"><text:s text:c="5"/>necessario fazer apenas o formato delas basta utilizar </text:span><text:span text:style-name="T30">fill=”transparent” </text:span><text:span text:style-name="T63">.</text:span></text:p>
      <text:p text:style-name="P51"><text:s text:c="5"/><text:span text:style-name="T15">Ex:</text:span><text:span text:style-name="T63"> </text:span><text:span text:style-name="T30">&lt;polyline points=”0,40 40,40 40,80“ fill=”transparent” stroke=”black” <text:s/></text:span></text:p>
      <text:p text:style-name="P51"><text:span text:style-name="T50"><text:s text:c="12"/></text:span><text:span text:style-name="T30">stroke-width=”5” /&gt; </text:span></text:p>
      <text:p text:style-name="P46"/>
      <text:p text:style-name="P55"><text:span text:style-name="T3">polygon -</text:span> <text:span text:style-name="T65">Faz um poligono. É muito parecido com a “polyline”, a diferença é que o polygon entende que dois pontos juntos formam um poligono, então ele faz o fechamento automatico: </text:span><text:span text:style-name="T32">&lt;polygon points=” “ /&gt; </text:span></text:p>
      <text:p text:style-name="P55"/>
      <text:p text:style-name="P57"><text:span text:style-name="T3">path -</text:span> </text:p>
      <text:p text:style-name="P55"/>
      <text:p text:style-name="P6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SVGs são dificilmentes feitos a mão, geralmente é construido usando uma ferramenta ou baixando de algum site. Ele é aprendido para permitir a personalização.</text:p>
      <text:p text:style-name="P56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5:29:43.878595055</meta:creation-date>
    <dc:date>2023-07-14T18:35:20.933301729</dc:date>
    <meta:editing-duration>PT1H45M10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7" meta:paragraph-count="125" meta:word-count="1660" meta:character-count="10129" meta:non-whitespace-character-count="8008"/>
  </office:meta>
</office:document-meta>
</file>